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nary-subarrays-with-sum/" text:style-name="Internet_20_link" text:visited-style-name="Visited_20_Internet_20_Link"><text:span text:style-name="T1">930. Binary Subarrays With Sum</text:span></text:a></text:p>
      <text:p text:style-name="P3">Medium</text:p>
      <text:p text:style-name="P3"/>
      <text:p text:style-name="P4"><text:span text:style-name="T1">Given a binary array </text:span><text:span text:style-name="Source_20_Text"><text:span text:style-name="T2">nums</text:span></text:span><text:span text:style-name="T1"> and an integer </text:span><text:span text:style-name="Source_20_Text"><text:span text:style-name="T2">goal</text:span></text:span><text:span text:style-name="T1">, return </text:span><text:span text:style-name="Emphasis"><text:span text:style-name="T1">the number of non-empty </text:span></text:span><text:span text:style-name="Emphasis"><text:span text:style-name="Strong_20_Emphasis"><text:span text:style-name="T1">subarrays</text:span></text:span></text:span><text:span text:style-name="Emphasis"><text:span text:style-name="T1"> with a sum</text:span></text:span><text:span text:style-name="T1"> </text:span><text:span text:style-name="Source_20_Text"><text:span text:style-name="T2">goal</text:span></text:span><text:span text:style-name="T1">.</text:span></text:p>
      <text:p text:style-name="P4"><text:span text:style-name="T1">A </text:span><text:span text:style-name="Strong_20_Emphasis"><text:span text:style-name="T1">subarray</text:span></text:span><text:span text:style-name="T1"> is a contiguous part of the array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0,1,0,1], goal = 2</text:span></text:p>
      <text:p text:style-name="P2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The 4 subarrays are bolded and underlined below:</text:span></text:p>
      <text:p text:style-name="P2"><text:span text:style-name="T1">[</text:span><text:span text:style-name="Strong_20_Emphasis"><text:span text:style-name="T3">1,0,1</text:span></text:span><text:span text:style-name="T1">,0,1]</text:span></text:p>
      <text:p text:style-name="P2"><text:span text:style-name="T1">[</text:span><text:span text:style-name="Strong_20_Emphasis"><text:span text:style-name="T3">1,0,1,0</text:span></text:span><text:span text:style-name="T1">,1]</text:span></text:p>
      <text:p text:style-name="P2"><text:span text:style-name="T1">[1,</text:span><text:span text:style-name="Strong_20_Emphasis"><text:span text:style-name="T3">0,1,0,1</text:span></text:span><text:span text:style-name="T1">]</text:span></text:p>
      <text:p text:style-name="P1"><text:span text:style-name="T1">[1,0,</text:span><text:span text:style-name="Strong_20_Emphasis"><text:span text:style-name="T3">1,0,1</text:span></text:span><text:span text:style-name="T1">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0,0,0,0,0], goal = 0</text:span></text:p>
      <text:p text:style-name="P1"><text:span text:style-name="Strong_20_Emphasis"><text:span text:style-name="T1">Output:</text:span></text:span><text:span text:style-name="T1"> 15</text:span></text:p>
      <text:p text:style-name="P5"> </text:p>
      <text:p text:style-name="P4"><text:span text:style-name="Strong_20_Emphasis"><text:span text:style-name="T1">Constraints:</text:span></text:span></text:p>
      <text:list xml:id="list3102063821" text:style-name="L1">
        <text:list-item>
          <text:p text:style-name="P6"><text:span text:style-name="Source_20_Text"><text:span text:style-name="T2">1 &lt;= nums.length &lt;= 3 * 10</text:span></text:span><text:span text:style-name="Source_20_Text"><text:span text:style-name="T1">4</text:span></text:span></text:p>
        </text:list-item>
        <text:list-item>
          <text:p text:style-name="P6"><text:span text:style-name="Source_20_Text"><text:span text:style-name="T2">nums[i]</text:span></text:span><text:span text:style-name="T1"> is either </text:span><text:span text:style-name="Source_20_Text"><text:span text:style-name="T2">0</text:span></text:span><text:span text:style-name="T1"> or </text:span><text:span text:style-name="Source_20_Text"><text:span text:style-name="T2">1</text:span></text:span><text:span text:style-name="T1">.</text:span></text:p>
        </text:list-item>
        <text:list-item>
          <text:p text:style-name="P7"><text:span text:style-name="Source_20_Text"><text:span text:style-name="T2">0 &lt;= goal &lt;= nums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4T10:03:27.790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91" meta:character-count="492" meta:non-whitespace-character-count="421"/>
  </office:meta>
</office:document-meta>
</file>